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1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333333"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2" table:number-columns-repeated="1019" table:default-cell-style-name="ce2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Value Type</text:p>
          </table:table-cell>
          <table:table-cell table:style-name="ce1" office:value-type="string" calcext:value-type="string">
            <text:p>Default Value</text:p>
          </table:table-cell>
          <table:table-cell table:style-name="ce1"/>
          <table:table-cell table:style-name="ce4" office:value-type="string" calcext:value-type="string">
            <text:p>Description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avedScen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1s1</text:p>
          </table:table-cell>
          <table:table-cell/>
          <table:table-cell office:value-type="string" calcext:value-type="string">
            <text:p>Parsed when choosing a file on file select screen, string is used to find saved sce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vedPosX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layers X position in the scene when the file was sav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vedPosY</text:p>
          </table:table-cell>
          <table:table-cell office:value-type="string" calcext:value-type="string">
            <text:p>floa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Players</text:span> Y position in the scene when the file was sa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file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x</text:p>
          </table:table-cell>
          <table:table-cell/>
          <table:table-cell office:value-type="string" calcext:value-type="string">
            <text:p>Name that appears on file select scre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lth</text:p>
          </table:table-cell>
          <table:table-cell office:value-type="string" calcext:value-type="string">
            <text:p>float</text:p>
          </table:table-cell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temSlot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tring is parsed by lookup class to get item in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temSlot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emSlot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emSlot3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temSlot4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Slot0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String is parsed by lookup class to get equipment informa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quipmentSlot1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Slot2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Slot3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ipmentSlot4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3" table:number-columns-repeated="3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09:48:48.967355983</meta:creation-date>
    <dc:date>2022-08-30T10:08:01.216990662</dc:date>
    <meta:editing-duration>PT8M49S</meta:editing-duration>
    <meta:editing-cycles>9</meta:editing-cycles>
    <meta:generator>LibreOffice/7.0.4.2$Linux_X86_64 LibreOffice_project/00$Build-2</meta:generator>
    <meta:document-statistic meta:table-count="1" meta:cell-count="61" meta:object-count="0"/>
  </office:meta>
</office:document-meta>
</file>